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63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_col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column_name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table_name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col_name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is_system_col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is_user_key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is_required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is_visible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is_editable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is_clickable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form_column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widget_type</text:p>
          </table:table-cell>
        </table:table-row>
        <table:table-row table:style-name="ro1">
          <table:table-cell office:value-type="string" calcext:value-type="string">
            <text:p>t_column_props</text:p>
          </table:table-cell>
          <table:table-cell office:value-type="string" calcext:value-type="string">
            <text:p>label_text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job_title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d_univ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d_year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area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concentration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research_focus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img_url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cell_phone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office_address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office:value-type="string" calcext:value-type="string">
            <text:p>t_facult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ref_type</text:p>
          </table:table-cell>
        </table:table-row>
        <table:table-row table:style-name="ro1">
          <table:table-cell office:value-type="string" calcext:value-type="string">
            <text:p>t_note</text:p>
          </table:table-cell>
          <table:table-cell office:value-type="string" calcext:value-type="string">
            <text:p>ref_key</text:p>
          </table:table-cell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_or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first_name</text:p>
          </table:table-cell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mid_name</text:p>
          </table:table-cell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string" calcext:value-type="string">
            <text:p>t_perso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type</text:p>
          </table:table-cell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key</text:p>
          </table:table-cell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type_2</text:p>
          </table:table-cell>
        </table:table-row>
        <table:table-row table:style-name="ro1">
          <table:table-cell office:value-type="string" calcext:value-type="string">
            <text:p>t_person_team</text:p>
          </table:table-cell>
          <table:table-cell office:value-type="string" calcext:value-type="string">
            <text:p>ref_key_2</text:p>
          </table:table-cell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type</text:p>
          </table:table-cell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key</text:p>
          </table:table-cell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type_2</text:p>
          </table:table-cell>
        </table:table-row>
        <table:table-row table:style-name="ro1">
          <table:table-cell office:value-type="string" calcext:value-type="string">
            <text:p>t_person_work</text:p>
          </table:table-cell>
          <table:table-cell office:value-type="string" calcext:value-type="string">
            <text:p>ref_key_2</text:p>
          </table:table-cell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research_group</text:p>
          </table:table-cell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_research_group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_team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authors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s_created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t_work</text:p>
          </table:table-cell>
          <table:table-cell office:value-type="string" calcext:value-type="string">
            <text:p>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48" meta:object-count="0"/>
    <meta:generator>LibreOffice/7.4.4.2$Windows_X86_64 LibreOffice_project/85569322deea74ec9134968a29af2df5663baa21</meta:generator>
  </office:meta>
</office:document-meta>
</file>